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.171807051" calcext:value-type="float">
            <text:p>3,171807051</text:p>
          </table:table-cell>
          <table:table-cell office:value-type="float" office:value="0.2678892612" calcext:value-type="float">
            <text:p>0,2678892612</text:p>
          </table:table-cell>
          <table:table-cell office:value-type="float" office:value="0.003405146999" calcext:value-type="float">
            <text:p>0,003405147</text:p>
          </table:table-cell>
          <table:table-cell office:value-type="float" office:value="0.0008840285591" calcext:value-type="float">
            <text:p>0,00088402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72" calcext:value-type="float">
            <text:p>16072</text:p>
          </table:table-cell>
          <table:table-cell office:value-type="float" office:value="1.252041698" calcext:value-type="float">
            <text:p>1,252041698</text:p>
          </table:table-cell>
          <table:table-cell office:value-type="float" office:value="0.5395684242" calcext:value-type="float">
            <text:p>0,5395684242</text:p>
          </table:table-cell>
          <table:table-cell office:value-type="float" office:value="0.0007727975026" calcext:value-type="float">
            <text:p>0,0007727975</text:p>
          </table:table-cell>
          <table:table-cell table:style-name="ce1" office:value-type="float" office:value="0.00006439979188" calcext:value-type="float">
            <text:p>6,44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49" calcext:value-type="float">
            <text:p>16149</text:p>
          </table:table-cell>
          <table:table-cell office:value-type="float" office:value="1.334402561" calcext:value-type="float">
            <text:p>1,334402561</text:p>
          </table:table-cell>
          <table:table-cell office:value-type="float" office:value="0.5340672135" calcext:value-type="float">
            <text:p>0,5340672135</text:p>
          </table:table-cell>
          <table:table-cell office:value-type="float" office:value="0.0004807538353" calcext:value-type="float">
            <text:p>0,0004807538</text:p>
          </table:table-cell>
          <table:table-cell table:style-name="ce1" office:value-type="float" office:value="0.00003205025496" calcext:value-type="float">
            <text:p>3,2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37" calcext:value-type="float">
            <text:p>16237</text:p>
          </table:table-cell>
          <table:table-cell office:value-type="float" office:value="1.256469131" calcext:value-type="float">
            <text:p>1,256469131</text:p>
          </table:table-cell>
          <table:table-cell office:value-type="float" office:value="0.596406877" calcext:value-type="float">
            <text:p>0,596406877</text:p>
          </table:table-cell>
          <table:table-cell office:value-type="float" office:value="0.0007333949907" calcext:value-type="float">
            <text:p>0,000733395</text:p>
          </table:table-cell>
          <table:table-cell table:style-name="ce1" office:value-type="float" office:value="0.00003188673873" calcext:value-type="float">
            <text:p>3,1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0" calcext:value-type="float">
            <text:p>16270</text:p>
          </table:table-cell>
          <table:table-cell office:value-type="float" office:value="1.199970007" calcext:value-type="float">
            <text:p>1,199970007</text:p>
          </table:table-cell>
          <table:table-cell office:value-type="float" office:value="0.5992034078" calcext:value-type="float">
            <text:p>0,5992034078</text:p>
          </table:table-cell>
          <table:table-cell office:value-type="float" office:value="0.0006046718918" calcext:value-type="float">
            <text:p>0,0006046719</text:p>
          </table:table-cell>
          <table:table-cell table:style-name="ce1" office:value-type="float" office:value="0.00006364966976" calcext:value-type="float">
            <text:p>6,36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29" calcext:value-type="float">
            <text:p>16329</text:p>
          </table:table-cell>
          <table:table-cell office:value-type="float" office:value="1.032909155" calcext:value-type="float">
            <text:p>1,032909155</text:p>
          </table:table-cell>
          <table:table-cell office:value-type="float" office:value="0.59185642" calcext:value-type="float">
            <text:p>0,59185642</text:p>
          </table:table-cell>
          <table:table-cell office:value-type="float" office:value="0.0001585992577" calcext:value-type="float">
            <text:p>0,0001585993</text:p>
          </table:table-cell>
          <table:table-cell table:style-name="ce1" office:value-type="float" office:value="0.00003171985009" calcext:value-type="float">
            <text:p>3,1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34" calcext:value-type="float">
            <text:p>16334</text:p>
          </table:table-cell>
          <table:table-cell office:value-type="float" office:value="1.059765816" calcext:value-type="float">
            <text:p>1,059765816</text:p>
          </table:table-cell>
          <table:table-cell office:value-type="float" office:value="0.595513165" calcext:value-type="float">
            <text:p>0,595513165</text:p>
          </table:table-cell>
          <table:table-cell office:value-type="float" office:value="0.0003805175074" calcext:value-type="float">
            <text:p>0,0003805175</text:p>
          </table:table-cell>
          <table:table-cell table:style-name="ce1" office:value-type="float" office:value="0.00003170979107" calcext:value-type="float">
            <text:p>3,1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67" calcext:value-type="float">
            <text:p>16367</text:p>
          </table:table-cell>
          <table:table-cell office:value-type="float" office:value="1.309812665" calcext:value-type="float">
            <text:p>1,309812665</text:p>
          </table:table-cell>
          <table:table-cell office:value-type="float" office:value="0.5836138129" calcext:value-type="float">
            <text:p>0,5836138129</text:p>
          </table:table-cell>
          <table:table-cell office:value-type="float" office:value="0.0008544844459" calcext:value-type="float">
            <text:p>0,0008544844</text:p>
          </table:table-cell>
          <table:table-cell table:style-name="ce1" office:value-type="float" office:value="0.00003164757436" calcext:value-type="float">
            <text:p>3,16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90" calcext:value-type="float">
            <text:p>16490</text:p>
          </table:table-cell>
          <table:table-cell office:value-type="float" office:value="1.226252317" calcext:value-type="float">
            <text:p>1,226252317</text:p>
          </table:table-cell>
          <table:table-cell office:value-type="float" office:value="0.5975939035" calcext:value-type="float">
            <text:p>0,5975939035</text:p>
          </table:table-cell>
          <table:table-cell office:value-type="float" office:value="0.0007855953299" calcext:value-type="float">
            <text:p>0,0007855953</text:p>
          </table:table-cell>
          <table:table-cell table:style-name="ce1" office:value-type="float" office:value="0.0000628476264" calcext:value-type="float">
            <text:p>6,28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623" calcext:value-type="float">
            <text:p>16623</text:p>
          </table:table-cell>
          <table:table-cell office:value-type="float" office:value="1.603378296" calcext:value-type="float">
            <text:p>1,603378296</text:p>
          </table:table-cell>
          <table:table-cell office:value-type="float" office:value="0.4616018832" calcext:value-type="float">
            <text:p>0,4616018832</text:p>
          </table:table-cell>
          <table:table-cell office:value-type="float" office:value="0.0001247427135" calcext:value-type="float">
            <text:p>0,0001247427</text:p>
          </table:table-cell>
          <table:table-cell table:style-name="ce1" office:value-type="float" office:value="0.00006237135676" calcext:value-type="float">
            <text:p>6,24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446808697" calcext:value-type="float">
            <text:p>1,4446808697</text:p>
          </table:table-cell>
          <table:table-cell table:formula="of:=AVERAGE([.D2:.D11])" office:value-type="float" office:value="0.53673143683" calcext:value-type="float">
            <text:p>0,5367314368</text:p>
          </table:table-cell>
          <table:table-cell table:formula="of:=AVERAGE([.E2:.E11])" office:value-type="float" office:value="0.00083007044738" calcext:value-type="float">
            <text:p>0,0008300704</text:p>
          </table:table-cell>
          <table:table-cell table:formula="of:=AVERAGE([.F2:.F11])" office:value-type="float" office:value="0.000129631121311" calcext:value-type="float">
            <text:p>0,0001296311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11:24.783336613</dc:date>
    <meta:document-statistic meta:table-count="1" meta:cell-count="70" meta:object-count="0"/>
    <meta:generator>LibreOffice/4.1.4.2$Linux_X86_64 LibreOffice_project/410m0$Build-2</meta:generator>
  </office:meta>
</office:document-meta>
</file>